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nm="http://www.gnumeric.org/odf-extension/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9">
      <number:year/>
      <number:text>/</number:text>
      <number:month number:style="long"/>
      <number:text>/</number:text>
      <number:day number:style="long"/>
    </number:date-style>
    <style:style style:name="ce22" style:family="table-cell" style:parent-style-name="Default" style:data-style-name="N37"/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aa61a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14"/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" style:family="table-cell" style:parent-style-name="Default" style:data-style-name="N36"/>
    <style:style style:name="ce24" style:family="table-cell" style:parent-style-name="Default" style:data-style-name="N84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aa61a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14"/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3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21-10-17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21-10-18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21-10-3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21-11-0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21-11-02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21-11-06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21-11-09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21-11-10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21-11-1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21-11-13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21-11-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21-11-30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2-04" calcext:value-type="date">
            <text:p>21-12-04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2-07" calcext:value-type="date">
            <text:p>21-12-07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03" calcext:value-type="date">
            <text:p>22-01-03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1" calcext:value-type="date">
            <text:p>22-01-11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2" calcext:value-type="date">
            <text:p>22-01-1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5" calcext:value-type="date">
            <text:p>22-01-15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8" calcext:value-type="date">
            <text:p>22-01-18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9" calcext:value-type="date">
            <text:p>22-01-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8" calcext:value-type="date">
            <text:p>2022-02-08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9" calcext:value-type="date">
            <text:p>2022-02-09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ce A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4-24" calcext:value-type="date">
            <text:p>2022-04-24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2022-04-25" calcext:value-type="date">
            <text:p>2022-04-25</text:p>
          </table:table-cell>
          <table:table-cell office:value-type="string" calcext:value-type="string">
            <text:p>License process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5-13" calcext:value-type="date">
            <text:p>2022-05-13</text:p>
          </table:table-cell>
          <table:table-cell office:value-type="string" calcext:value-type="string">
            <text:p>License process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5-19" calcext:value-type="date">
            <text:p>2022-05-19</text:p>
          </table:table-cell>
          <table:table-cell office:value-type="string" calcext:value-type="string">
            <text:p>Kivy 2.1, Python 3.8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5-20" calcext:value-type="date">
            <text:p>2022-05-20</text:p>
          </table:table-cell>
          <table:table-cell office:value-type="string" calcext:value-type="string">
            <text:p>Sudoku level 2 iss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5-29" calcext:value-type="date">
            <text:p>2022-05-29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6-10" calcext:value-type="date">
            <text:p>2022-06-10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6-12" calcext:value-type="date">
            <text:p>2022-06-12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7-04" calcext:value-type="date">
            <text:p>2022-07-04</text:p>
          </table:table-cell>
          <table:table-cell office:value-type="string" calcext:value-type="string">
            <text:p>Solitaire selection colour bu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10-15" calcext:value-type="date">
            <text:p>2022-10-15</text:p>
          </table:table-cell>
          <table:table-cell office:value-type="string" calcext:value-type="string">
            <text:p>Games licens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10-17" calcext:value-type="date">
            <text:p>2022-10-17</text:p>
          </table:table-cell>
          <table:table-cell office:value-type="string" calcext:value-type="string">
            <text:p>Games licens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11-15" calcext:value-type="date">
            <text:p>2022-11-15</text:p>
          </table:table-cell>
          <table:table-cell office:value-type="string" calcext:value-type="string">
            <text:p>Tangram hel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date" office:date-value="2022-11-26" calcext:value-type="date">
            <text:p>2022-11-26</text:p>
          </table:table-cell>
          <table:table-cell office:value-type="string" calcext:value-type="string">
            <text:p>Tangram radomization + skip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1"/>
        <table:table-column table:style-name="co1" table:number-columns-repeated="1022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4">Kivy-iOS – Python 3.8 + Pillow - </text:span><text:span text:style-name="T4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21-01-09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21-01-16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21-01-17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21-01-18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21-01-1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1-01-22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1-01-23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1-01-2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21-02-0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21-02-0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1-02-2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1-02-28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21-03-13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-03-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21-04-17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-04-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1-04-24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1-04-27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1-04-28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1-04-29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21-05-03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21-05-04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5-23" calcext:value-type="date">
            <text:p>21-05-23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1-06-20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1-06-27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1-06-2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21-06-30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21-07-02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21-07-03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7-04" calcext:value-type="date">
            <text:p>21-07-04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21-07-08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21-07-0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21-07-10" calcext:value-type="date">
            <text:p>21-07-10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21-07-12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21-07-13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21-07-17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21-07-18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1-07-27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21-07-3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21-08-09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-08-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1-08-29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31" table:formula="of:=SUM([.A2:.A77])" office:value-type="float" office:value="158" calcext:value-type="float">
            <text:p>158</text:p>
          </table:table-cell>
          <table:table-cell table:style-name="ce31"/>
          <table:table-cell table:style-name="ce31" office:value-type="string" calcext:value-type="string">
            <text:p>Total</text:p>
          </table:table-cell>
          <table:table-cell table:style-name="ce31" table:number-columns-repeated="1021"/>
        </table:table-row>
        <table:table-row table:style-name="ro1">
          <table:table-cell table:style-name="ce32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3" table:formula="of:=SUM([.A2:.A71])" office:value-type="float" office:value="138" calcext:value-type="float">
            <text:p>138</text:p>
          </table:table-cell>
          <table:table-cell table:style-name="ce3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4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5" table:formula="of:=SUM([.A2:.A41])" office:value-type="float" office:value="48" calcext:value-type="float">
            <text:p>48</text:p>
          </table:table-cell>
          <table:table-cell table:style-name="ce35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6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7"/>
        <table:table-column table:style-name="co1" table:number-columns-repeated="1023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8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8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9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9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7"/>
        <table:table-column table:style-name="co1" table:default-cell-style-name="ce38"/>
        <table:table-column table:style-name="co1" table:number-columns-repeated="62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4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7"/>
        <table:table-column table:style-name="co1" table:number-columns-repeated="63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4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8"/>
          <table:table-cell table:number-columns-repeated="62"/>
        </table:table-row>
        <table:table-row table:style-name="ro1">
          <table:table-cell/>
          <table:table-cell table:style-name="ce38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7"/>
        <table:table-column table:style-name="co1" table:default-cell-style-name="ce37"/>
        <table:table-column table:style-name="co12" table:default-cell-style-name="ce37"/>
        <table:table-column table:style-name="co1" table:number-columns-repeated="1021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4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/12/2016</text:p>
          </table:table-cell>
          <table:table-cell table:style-name="ce4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21/12/2016</text:p>
          </table:table-cell>
          <table:table-cell table:style-name="ce4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7"/>
        <table:table-column table:style-name="co1" table:number-columns-repeated="1023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" table:number-columns-repeated="1021" table:default-cell-style-name="ce37"/>
        <table:table-row table:style-name="ro1">
          <table:table-cell table:style-name="ce43" office:value-type="string" calcext:value-type="string">
            <text:p>Time (in hours)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58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5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9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7" table:number-columns-repeated="3"/>
          <table:table-cell table:number-columns-repeated="1021"/>
        </table:table-row>
        <table:table-row table:style-name="ro1">
          <table:table-cell table:style-name="ce3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date-style style:name="N115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_32_017_20_p3" style:display-name="2017 p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6T17:46:12.529494032</dc:date>
    <meta:creation-date>2014-12-14T08:12:00Z</meta:creation-date>
    <meta:editing-cycles>639</meta:editing-cycles>
    <meta:editing-duration>P1DT38M51S</meta:editing-duration>
    <meta:generator>LibreOffice/6.4.7.2$Linux_X86_64 LibreOffice_project/40$Build-2</meta:generator>
    <meta:document-statistic meta:table-count="11" meta:cell-count="1919" meta:object-count="0"/>
  </office:meta>
</office:document-meta>
</file>